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59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10"/>
        <table:table-row table:style-name="ro2">
          <table:table-cell table:style-name="ce1" office:value-type="string">
            <text:p>Test Number</text:p>
          </table:table-cell>
          <table:table-cell table:style-name="ce1" office:value-type="string">
            <text:p>Frame</text:p>
          </table:table-cell>
          <table:table-cell table:style-name="ce1" office:value-type="string">
            <text:p>Test Description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outcome</text:p>
          </table:table-cell>
          <table:table-cell table:style-name="ce1" office:value-type="string">
            <text:p>Actual outcome</text:p>
          </table:table-cell>
          <table:table-cell table:style-name="ce2" office:value-type="string">
            <text:p>Fixes made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style-name="ce4" office:value-type="string">
            <text:p>Main method</text:p>
          </table:table-cell>
          <table:table-cell table:style-name="ce4" office:value-type="string">
            <text:p>Game is created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A screen appears with the dimensions 800 width and 500 height</text:p>
          </table:table-cell>
          <table:table-cell table:style-name="ce4" office:value-type="string">
            <text:p>Screen is created at apropriate dimensions</text:p>
          </table:table-cell>
          <table:table-cell table:style-name="ce8" office:value-type="string">
            <text:p>none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Main method</text:p>
          </table:table-cell>
          <table:table-cell table:style-name="ce4" office:value-type="string">
            <text:p>Game starts with the Introduction view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Expected to see the textBloop! after 3 seconds</text:p>
          </table:table-cell>
          <table:table-cell table:style-name="ce4" office:value-type="string">
            <text:p>After 3 seconds the text Bloop! appears</text:p>
          </table:table-cell>
          <table:table-cell table:style-name="ce8" office:value-type="string">
            <text:p>none</text:p>
          </table:table-cell>
        </table:table-row>
        <table:table-row table:style-name="ro5">
          <table:table-cell office:value-type="float" office:value="2">
            <text:p>2</text:p>
          </table:table-cell>
          <table:table-cell table:style-name="ce4" office:value-type="string">
            <text:p>Title View</text:p>
          </table:table-cell>
          <table:table-cell table:style-name="ce4" office:value-type="string">
            <text:p>Text is Displayed after3 seconds of waiting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Text displays after 3 secof waiting</text:p>
          </table:table-cell>
          <table:table-cell table:style-name="ce4" office:value-type="string">
            <text:p>Text comes up after 4 seconds</text:p>
          </table:table-cell>
          <table:table-cell table:style-name="ce8" office:value-type="string">
            <text:p>Changed thetimer to wait 3000 miliseconds</text:p>
          </table:table-cell>
        </table:table-row>
        <table:table-row table:style-name="ro6">
          <table:table-cell office:value-type="float" office:value="3">
            <text:p>3</text:p>
          </table:table-cell>
          <table:table-cell table:style-name="ce4" office:value-type="string">
            <text:p>Title View</text:p>
          </table:table-cell>
          <table:table-cell table:style-name="ce4" office:value-type="string">
            <text:p>The text that appearsafter 3 seconds fadesin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Text fades in after 3 secof waiting</text:p>
          </table:table-cell>
          <table:table-cell table:style-name="ce4" office:value-type="string">
            <text:p>Text instantlyappeared</text:p>
          </table:table-cell>
          <table:table-cell table:style-name="ce8" office:value-type="string">
            <text:p>Set the text togradually increasein opacity to givethe effect of fading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style-name="ce4" office:value-type="string">
            <text:p>Title View</text:p>
          </table:table-cell>
          <table:table-cell table:style-name="ce4" office:value-type="string">
            <text:p>Text is white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Text fades in and is in thecolor white</text:p>
          </table:table-cell>
          <table:table-cell table:style-name="ce4" office:value-type="string">
            <text:p>Text comes up inthe color white</text:p>
          </table:table-cell>
          <table:table-cell table:style-name="ce8" office:value-type="string">
            <text:p>none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4" office:value-type="string">
            <text:p>Title View</text:p>
          </table:table-cell>
          <table:table-cell table:style-name="ce4" office:value-type="string">
            <text:p>After the text has loadedthe MenuView is loadedand set as the activeview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Game moves from TitleView to the Menu View</text:p>
          </table:table-cell>
          <table:table-cell table:style-name="ce4" office:value-type="string">
            <text:p>Menu view loads after Title view hasfinished</text:p>
          </table:table-cell>
          <table:table-cell table:style-name="ce8" office:value-type="string">
            <text:p>none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View loads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View fades in from blank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5">
          <table:table-cell office:value-type="float" office:value="7">
            <text:p>7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Hovering over buttonsmakes the borders of them fade in</text:p>
          </table:table-cell>
          <table:table-cell table:style-name="ce4" office:value-type="string">
            <text:p>Hovering overbuttons withmouse</text:p>
          </table:table-cell>
          <table:table-cell table:style-name="ce4" office:value-type="string">
            <text:p>Once hovered over, abutton border should fadein</text:p>
          </table:table-cell>
          <table:table-cell table:style-name="ce4" office:value-type="string">
            <text:p>The border of thebutton fades in oncehovered over</text:p>
          </table:table-cell>
          <table:table-cell table:style-name="ce8" office:value-type="string">
            <text:p>none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Button borders dissapearwhen mouse is no longerhovering over button</text:p>
          </table:table-cell>
          <table:table-cell table:style-name="ce4" office:value-type="string">
            <text:p>Moving mouseaway from button</text:p>
          </table:table-cell>
          <table:table-cell table:style-name="ce4" office:value-type="string">
            <text:p>Border dissapears oncebutton is not being hovered over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Play button starts anew game</text:p>
          </table:table-cell>
          <table:table-cell table:style-name="ce4" office:value-type="string">
            <text:p>Clicking playbutton</text:p>
          </table:table-cell>
          <table:table-cell table:style-name="ce4" office:value-type="string">
            <text:p>View is switched and game starts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Options button opens options</text:p>
          </table:table-cell>
          <table:table-cell table:style-name="ce4" office:value-type="string">
            <text:p>Click Optionsbutton</text:p>
          </table:table-cell>
          <table:table-cell table:style-name="ce4" office:value-type="string">
            <text:p>View is switched and Options load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High Scores loads</text:p>
          </table:table-cell>
          <table:table-cell table:style-name="ce4" office:value-type="string">
            <text:p>Click HighScores button</text:p>
          </table:table-cell>
          <table:table-cell table:style-name="ce4" office:value-type="string">
            <text:p>View is switched and High scores view isloaded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Background changes coloraccording to themouse location</text:p>
          </table:table-cell>
          <table:table-cell table:style-name="ce4" office:value-type="string">
            <text:p>Move mouse</text:p>
          </table:table-cell>
          <table:table-cell table:style-name="ce4" office:value-type="string">
            <text:p>Background changes coloraccording to themouse location</text:p>
          </table:table-cell>
          <table:table-cell table:style-name="ce4" office:value-type="string">
            <text:p>Background is black</text:p>
          </table:table-cell>
          <table:table-cell table:style-name="ce8" office:value-type="string">
            <text:p>TODO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Menu View</text:p>
          </table:table-cell>
          <table:table-cell table:style-name="ce4" office:value-type="string">
            <text:p>Sound is playing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Sound plays</text:p>
          </table:table-cell>
          <table:table-cell table:style-name="ce4" office:value-type="string">
            <text:p>Sound does not play</text:p>
          </table:table-cell>
          <table:table-cell table:style-name="ce8" office:value-type="string">
            <text:p>TODO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Options View</text:p>
          </table:table-cell>
          <table:table-cell table:style-name="ce4" office:value-type="string">
            <text:p>Back button goes back</text:p>
          </table:table-cell>
          <table:table-cell table:style-name="ce4" office:value-type="string">
            <text:p>Click backbutton</text:p>
          </table:table-cell>
          <table:table-cell table:style-name="ce4" office:value-type="string">
            <text:p>Returns to Menu view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5">
          <table:table-cell office:value-type="float" office:value="15">
            <text:p>15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Back button</text:p>
            <text:p><text:s/>Border </text:p>
            <text:p>Activates when</text:p>
            <text:p>Mouse is over</text:p>
          </table:table-cell>
          <table:table-cell table:style-name="ce5" office:value-type="string">
            <text:p>Move mouse</text:p>
            <text:p>Over back </text:p>
            <text:p>Butont</text:p>
          </table:table-cell>
          <table:table-cell table:style-name="ce5" office:value-type="string">
            <text:p>Border</text:p>
            <text:p>Highlights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Back button</text:p>
            <text:p>Border is hidden</text:p>
            <text:p>When mouse</text:p>
            <text:p>Isn't hovering</text:p>
            <text:p>Over it</text:p>
          </table:table-cell>
          <table:table-cell table:style-name="ce5" office:value-type="string">
            <text:p>Move mouse</text:p>
            <text:p>Away from </text:p>
            <text:p>Button</text:p>
          </table:table-cell>
          <table:table-cell table:style-name="ce5" office:value-type="string">
            <text:p>Border </text:p>
            <text:p>Dissapears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Ability to </text:p>
            <text:p>Increase and</text:p>
            <text:p>Decrease the </text:p>
            <text:p>Volume</text:p>
          </table:table-cell>
          <table:table-cell table:style-name="ce5" office:value-type="string">
            <text:p>Click the</text:p>
            <text:p>Increase and</text:p>
            <text:p>Decrease </text:p>
            <text:p>Volume buttons</text:p>
          </table:table-cell>
          <table:table-cell table:style-name="ce5" office:value-type="string">
            <text:p>Volume </text:p>
            <text:p>Changes </text:p>
            <text:p>Accordingly</text:p>
          </table:table-cell>
          <table:table-cell table:style-name="ce5" office:value-type="string">
            <text:p>Volume does</text:p>
            <text:p>Not change</text:p>
          </table:table-cell>
          <table:table-cell table:style-name="ce9" office:value-type="string">
            <text:p>Fixed buttons</text:p>
            <text:p>So that they</text:p>
            <text:p>Change the</text:p>
            <text:p>Volume</text:p>
            <text:p>Accordingly</text:p>
          </table:table-cell>
        </table:table-row>
        <table:table-row table:style-name="ro6">
          <table:table-cell office:value-type="float" office:value="18">
            <text:p>18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Ability to</text:p>
            <text:p>Increase and</text:p>
            <text:p>Decrease the </text:p>
            <text:p>Level</text:p>
            <text:p>Difficulty</text:p>
          </table:table-cell>
          <table:table-cell table:style-name="ce5" office:value-type="string">
            <text:p>Click the</text:p>
            <text:p>Increase and</text:p>
            <text:p>Decrease level</text:p>
            <text:p>Buttons</text:p>
          </table:table-cell>
          <table:table-cell table:style-name="ce5" office:value-type="string">
            <text:p>Level</text:p>
            <text:p>Difficulty</text:p>
            <text:p>Changes</text:p>
            <text:p>Accordingly</text:p>
          </table:table-cell>
          <table:table-cell table:style-name="ce5" office:value-type="string">
            <text:p>Level</text:p>
            <text:p>Difficulty does</text:p>
            <text:p>Not change</text:p>
          </table:table-cell>
          <table:table-cell table:style-name="ce9" office:value-type="string">
            <text:p>Fixed buttons</text:p>
            <text:p>So that they</text:p>
            <text:p>Change the</text:p>
            <text:p>Game</text:p>
            <text:p>Difficulty</text:p>
            <text:p>Accordingly</text:p>
          </table:table-cell>
        </table:table-row>
        <table:table-row table:style-name="ro5">
          <table:table-cell office:value-type="float" office:value="19">
            <text:p>19</text:p>
          </table:table-cell>
          <table:table-cell table:style-name="ce5" office:value-type="string">
            <text:p>Options View</text:p>
          </table:table-cell>
          <table:table-cell table:style-name="ce5" office:value-type="string">
            <text:p>Ability to</text:p>
            <text:p>Increase and</text:p>
            <text:p>Decrease the</text:p>
            <text:p>Game speed</text:p>
          </table:table-cell>
          <table:table-cell table:style-name="ce5" office:value-type="string">
            <text:p>Click the increase</text:p>
            <text:p>And decrease</text:p>
            <text:p>Speed buttons</text:p>
          </table:table-cell>
          <table:table-cell table:style-name="ce5" office:value-type="string">
            <text:p>Speed</text:p>
            <text:p>Changes</text:p>
            <text:p>Accordingly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5" office:value-type="string">
            <text:p>High scores</text:p>
          </table:table-cell>
          <table:table-cell table:style-name="ce4" office:value-type="string">
            <text:p>Back button goes back</text:p>
          </table:table-cell>
          <table:table-cell table:style-name="ce4" office:value-type="string">
            <text:p>Click backbutton</text:p>
          </table:table-cell>
          <table:table-cell table:style-name="ce4" office:value-type="string">
            <text:p>Returns to Menu view</text:p>
          </table:table-cell>
          <table:table-cell table:style-name="ce4" office:value-type="string">
            <text:p>as expected</text:p>
          </table:table-cell>
          <table:table-cell table:style-name="ce8" office:value-type="string">
            <text:p>none</text:p>
          </table:table-cell>
        </table:table-row>
        <table:table-row table:style-name="ro5">
          <table:table-cell table:formula="of:=[.A22]+1" office:value-type="float" office:value="21">
            <text:p>21</text:p>
          </table:table-cell>
          <table:table-cell office:value-type="string">
            <text:p>High scores</text:p>
          </table:table-cell>
          <table:table-cell table:style-name="ce5" office:value-type="string">
            <text:p>Back button</text:p>
            <text:p><text:s/>Border </text:p>
            <text:p>Activates when</text:p>
            <text:p>Mouse is over</text:p>
          </table:table-cell>
          <table:table-cell table:style-name="ce5" office:value-type="string">
            <text:p>Move mouse</text:p>
            <text:p>Over back </text:p>
            <text:p>Butont</text:p>
          </table:table-cell>
          <table:table-cell table:style-name="ce5" office:value-type="string">
            <text:p>Border</text:p>
            <text:p>Highlights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string">
            <text:p>High scores</text:p>
          </table:table-cell>
          <table:table-cell table:style-name="ce5" office:value-type="string">
            <text:p>Back button</text:p>
            <text:p>Border is hidden</text:p>
            <text:p>When mouse</text:p>
            <text:p>Isn't hovering</text:p>
            <text:p>Over it</text:p>
          </table:table-cell>
          <table:table-cell table:style-name="ce5" office:value-type="string">
            <text:p>Move mouse</text:p>
            <text:p>Away from </text:p>
            <text:p>Button</text:p>
          </table:table-cell>
          <table:table-cell table:style-name="ce5" office:value-type="string">
            <text:p>Border </text:p>
            <text:p>Dissapears</text:p>
          </table:table-cell>
          <table:table-cell table:style-name="ce5" office:value-type="string">
            <text:p>as expected</text:p>
          </table:table-cell>
          <table:table-cell table:style-name="ce9" office:value-type="string">
            <text:p>none</text:p>
          </table:table-cell>
        </table:table-row>
        <table:table-row table:style-name="ro5">
          <table:table-cell table:formula="of:=[.A24]+1" office:value-type="float" office:value="23">
            <text:p>23</text:p>
          </table:table-cell>
          <table:table-cell office:value-type="string">
            <text:p>High scores</text:p>
          </table:table-cell>
          <table:table-cell office:value-type="string">
            <text:p>High scores</text:p>
            <text:p>Are displayed </text:p>
            <text:p>Highest to</text:p>
            <text:p>Lowest</text:p>
          </table:table-cell>
          <table:table-cell office:value-type="string">
            <text:p>Open high</text:p>
            <text:p>Scores screen</text:p>
          </table:table-cell>
          <table:table-cell office:value-type="string">
            <text:p>High scores</text:p>
            <text:p>Are displayed</text:p>
            <text:p>Highest to</text:p>
            <text:p>lowest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25]+1" office:value-type="float" office:value="24">
            <text:p>24</text:p>
          </table:table-cell>
          <table:table-cell office:value-type="string">
            <text:p>High scores</text:p>
          </table:table-cell>
          <table:table-cell office:value-type="string">
            <text:p>Both score</text:p>
            <text:p>And name are </text:p>
            <text:p>Displayed</text:p>
          </table:table-cell>
          <table:table-cell office:value-type="string">
            <text:p>Open High score</text:p>
            <text:p>Screen</text:p>
          </table:table-cell>
          <table:table-cell office:value-type="string">
            <text:p>Both are</text:p>
            <text:p>Visible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26]+1" office:value-type="float" office:value="25">
            <text:p>25</text:p>
          </table:table-cell>
          <table:table-cell office:value-type="string">
            <text:p>High scores</text:p>
          </table:table-cell>
          <table:table-cell office:value-type="string">
            <text:p>High score</text:p>
            <text:p>Label is visible</text:p>
            <text:p>And not hidden</text:p>
          </table:table-cell>
          <table:table-cell office:value-type="string">
            <text:p>Open High score</text:p>
            <text:p>Screen</text:p>
          </table:table-cell>
          <table:table-cell office:value-type="string">
            <text:p>is visible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27]+1" office:value-type="float" office:value="26">
            <text:p>26</text:p>
          </table:table-cell>
          <table:table-cell office:value-type="string">
            <text:p>High scores</text:p>
          </table:table-cell>
          <table:table-cell office:value-type="string">
            <text:p>Upon getting</text:p>
            <text:p>A higher score</text:p>
            <text:p>The high scores</text:p>
            <text:p>Changes</text:p>
            <text:p>appropriately</text:p>
          </table:table-cell>
          <table:table-cell office:value-type="string">
            <text:p>Get a higher</text:p>
            <text:p>High score than</text:p>
            <text:p>The current </text:p>
            <text:p>Lowest score</text:p>
          </table:table-cell>
          <table:table-cell office:value-type="string">
            <text:p>Scores are </text:p>
            <text:p>Replaced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28]+1" office:value-type="float" office:value="27">
            <text:p>27</text:p>
          </table:table-cell>
          <table:table-cell office:value-type="string">
            <text:p>Game screen</text:p>
          </table:table-cell>
          <table:table-cell office:value-type="string">
            <text:p>Wall waits 3</text:p>
            <text:p>Seconds before</text:p>
            <text:p>Starting</text:p>
          </table:table-cell>
          <table:table-cell office:value-type="string">
            <text:p>Start a new game</text:p>
            <text:p>And time how</text:p>
            <text:p>Long it takes for</text:p>
            <text:p>The wall to start</text:p>
          </table:table-cell>
          <table:table-cell office:value-type="string">
            <text:p>Wall starts</text:p>
            <text:p>After 3</text:p>
            <text:p>Seconds</text:p>
            <text:p>From starting</text:p>
            <text:p>The game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5">
          <table:table-cell table:formula="of:=[.A29]+1" office:value-type="float" office:value="28">
            <text:p>28</text:p>
          </table:table-cell>
          <table:table-cell office:value-type="string">
            <text:p>Game screen</text:p>
          </table:table-cell>
          <table:table-cell office:value-type="string">
            <text:p>As the game is</text:p>
            <text:p>Running the wall</text:p>
            <text:p>Moves to the</text:p>
            <text:p>Right</text:p>
          </table:table-cell>
          <table:table-cell office:value-type="string">
            <text:p>Start the game and</text:p>
            <text:p>Wait for the wall to</text:p>
            <text:p>Start moving</text:p>
          </table:table-cell>
          <table:table-cell office:value-type="string">
            <text:p>Wall moves to</text:p>
            <text:p>The right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5">
          <table:table-cell table:formula="of:=[.A30]+1" office:value-type="float" office:value="29">
            <text:p>29</text:p>
          </table:table-cell>
          <table:table-cell office:value-type="string">
            <text:p>Game screen</text:p>
          </table:table-cell>
          <table:table-cell office:value-type="string">
            <text:p>The speed that</text:p>
            <text:p>The wall moves</text:p>
            <text:p>At increases </text:p>
            <text:p>After every level</text:p>
          </table:table-cell>
          <table:table-cell office:value-type="string">
            <text:p>Run till notice </text:p>
            <text:p>Increase in wall</text:p>
            <text:p>Speed</text:p>
          </table:table-cell>
          <table:table-cell office:value-type="string">
            <text:p>Wall moves</text:p>
            <text:p>Right faster</text:p>
            <text:p>And faster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5">
          <table:table-cell table:formula="of:=[.A31]+1" office:value-type="float" office:value="30">
            <text:p>30</text:p>
          </table:table-cell>
          <table:table-cell office:value-type="string">
            <text:p>Game screen</text:p>
          </table:table-cell>
          <table:table-cell office:value-type="string">
            <text:p>Game ends if</text:p>
            <text:p>Player is inside</text:p>
            <text:p>The wall</text:p>
          </table:table-cell>
          <table:table-cell office:value-type="string">
            <text:p>Stop running</text:p>
            <text:p>And let wall trap</text:p>
            <text:p>Player</text:p>
          </table:table-cell>
          <table:table-cell office:value-type="string">
            <text:p>Game ends</text:p>
            <text:p>And prompt</text:p>
            <text:p>To enter name </text:p>
            <text:p>Is shown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5">
          <table:table-cell table:formula="of:=[.A32]+1" office:value-type="float" office:value="31">
            <text:p>31</text:p>
          </table:table-cell>
          <table:table-cell office:value-type="string">
            <text:p>Game screen</text:p>
          </table:table-cell>
          <table:table-cell office:value-type="string">
            <text:p>Score label is</text:p>
            <text:p>Updated as</text:p>
            <text:p>The player runs</text:p>
          </table:table-cell>
          <table:table-cell office:value-type="string">
            <text:p>Run as the player</text:p>
          </table:table-cell>
          <table:table-cell office:value-type="string">
            <text:p>Score label</text:p>
            <text:p>Will increase</text:p>
            <text:p>When the player</text:p>
            <text:p>Runs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6">
          <table:table-cell table:formula="of:=[.A33]+1" office:value-type="float" office:value="32">
            <text:p>32</text:p>
          </table:table-cell>
          <table:table-cell office:value-type="string">
            <text:p>Game screen</text:p>
          </table:table-cell>
          <table:table-cell office:value-type="string">
            <text:p>Score is </text:p>
            <text:p>Incremented</text:p>
            <text:p>Apropriately</text:p>
            <text:p>(current level *</text:p>
            <text:p>Current location</text:p>
            <text:p>Index)</text:p>
          </table:table-cell>
          <table:table-cell office:value-type="string">
            <text:p>Run as the player</text:p>
            <text:p>And see if score</text:p>
            <text:p>Is incremented</text:p>
            <text:p>Apropriately</text:p>
          </table:table-cell>
          <table:table-cell office:value-type="string">
            <text:p>Score is set</text:p>
            <text:p>By the current </text:p>
            <text:p>Index in the world</text:p>
            <text:p><text:s/>* the current</text:p>
            <text:p>Lev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3">
          <table:table-cell table:formula="of:=[.A34]+1" office:value-type="float" office:value="33">
            <text:p>33</text:p>
          </table:table-cell>
          <table:table-cell office:value-type="string">
            <text:p>Game screen</text:p>
          </table:table-cell>
          <table:table-cell office:value-type="string">
            <text:p>Map GUI</text:p>
            <text:p>Updates</text:p>
          </table:table-cell>
          <table:table-cell office:value-type="string">
            <text:p>Run as the player</text:p>
          </table:table-cell>
          <table:table-cell office:value-type="string">
            <text:p>The player</text:p>
            <text:p>Label moves </text:p>
            <text:p>Along the line</text:p>
            <text:p>With the wall</text:p>
            <text:p>Lab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2">
          <table:table-cell table:formula="of:=[.A35]+1" office:value-type="float" office:value="34">
            <text:p>34</text:p>
          </table:table-cell>
          <table:table-cell office:value-type="string">
            <text:p>Game screen</text:p>
          </table:table-cell>
          <table:table-cell office:value-type="string">
            <text:p>Player is able</text:p>
            <text:p>To run right</text:p>
          </table:table-cell>
          <table:table-cell office:value-type="string">
            <text:p>Press the D button</text:p>
          </table:table-cell>
          <table:table-cell office:value-type="string">
            <text:p>Player runs to</text:p>
            <text:p>The right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36]+1" office:value-type="float" office:value="35">
            <text:p>35</text:p>
          </table:table-cell>
          <table:table-cell office:value-type="string">
            <text:p>Game screen</text:p>
          </table:table-cell>
          <table:table-cell office:value-type="string">
            <text:p>Player is able to</text:p>
            <text:p>Jump</text:p>
          </table:table-cell>
          <table:table-cell office:value-type="string">
            <text:p>Press the spacebar</text:p>
          </table:table-cell>
          <table:table-cell office:value-type="string">
            <text:p>Player jumps in</text:p>
            <text:p>Air at a velocity</text:p>
            <text:p>Of -4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37]+1" office:value-type="float" office:value="36">
            <text:p>36</text:p>
          </table:table-cell>
          <table:table-cell office:value-type="string">
            <text:p>Game screen</text:p>
          </table:table-cell>
          <table:table-cell office:value-type="string">
            <text:p>Player speed</text:p>
            <text:p>Increases every</text:p>
            <text:p>Level</text:p>
          </table:table-cell>
          <table:table-cell office:value-type="string">
            <text:p>Keep running and</text:p>
            <text:p>Try to treach next</text:p>
            <text:p>Levels</text:p>
          </table:table-cell>
          <table:table-cell office:value-type="string">
            <text:p>Player speed</text:p>
            <text:p>Increases every</text:p>
            <text:p>Lev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38]+1" office:value-type="float" office:value="37">
            <text:p>37</text:p>
          </table:table-cell>
          <table:table-cell office:value-type="string">
            <text:p>Game screen</text:p>
          </table:table-cell>
          <table:table-cell office:value-type="string">
            <text:p>Player jump</text:p>
            <text:p>Height increases</text:p>
            <text:p>Every level</text:p>
          </table:table-cell>
          <table:table-cell office:value-type="string">
            <text:p>Keep running and</text:p>
            <text:p>Try to treach next</text:p>
            <text:p>Levels</text:p>
          </table:table-cell>
          <table:table-cell office:value-type="string">
            <text:p>Player jump</text:p>
            <text:p>Height increases</text:p>
            <text:p>Every lev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4">
          <table:table-cell table:formula="of:=[.A39]+1" office:value-type="float" office:value="38">
            <text:p>38</text:p>
          </table:table-cell>
          <table:table-cell office:value-type="string">
            <text:p>Game screen</text:p>
          </table:table-cell>
          <table:table-cell office:value-type="string">
            <text:p>World randomly</text:p>
            <text:p>Generates</text:p>
            <text:p>Every new level</text:p>
          </table:table-cell>
          <table:table-cell office:value-type="string">
            <text:p>Load a new level</text:p>
          </table:table-cell>
          <table:table-cell office:value-type="string">
            <text:p>World randomly</text:p>
            <text:p>Generates every</text:p>
            <text:p>Level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7">
          <table:table-cell table:formula="of:=[.A40]+1" office:value-type="float" office:value="39">
            <text:p>39</text:p>
          </table:table-cell>
          <table:table-cell office:value-type="string">
            <text:p>Game screen</text:p>
          </table:table-cell>
          <table:table-cell office:value-type="string">
            <text:p>World is actually</text:p>
            <text:p>Possible to</text:p>
            <text:p>Execute</text:p>
          </table:table-cell>
          <table:table-cell office:value-type="string">
            <text:p>Load new world</text:p>
            <text:p>And try to finish it</text:p>
          </table:table-cell>
          <table:table-cell office:value-type="string">
            <text:p>Player can</text:p>
            <text:p>Complete all of</text:p>
            <text:p>The level and will</text:p>
            <text:p>Not get stuck</text:p>
          </table:table-cell>
          <table:table-cell office:value-type="string">
            <text:p>Player gets</text:p>
            <text:p>Stuck about</text:p>
            <text:p>1:100 levels.</text:p>
            <text:p>This ratio </text:p>
            <text:p>increases</text:p>
            <text:p>With the difficulty</text:p>
            <text:p>And current</text:p>
            <text:p>Level</text:p>
          </table:table-cell>
          <table:table-cell office:value-type="string">
            <text:p>none</text:p>
          </table:table-cell>
        </table:table-row>
        <table:table-row table:style-name="ro6">
          <table:table-cell table:formula="of:=[.A41]+1" office:value-type="float" office:value="40">
            <text:p>40</text:p>
          </table:table-cell>
          <table:table-cell office:value-type="string">
            <text:p>Game screen</text:p>
          </table:table-cell>
          <table:table-cell office:value-type="string">
            <text:p>Prompt for</text:p>
            <text:p>Entering name</text:p>
            <text:p>Works</text:p>
          </table:table-cell>
          <table:table-cell office:value-type="string">
            <text:p>Finish level and get</text:p>
            <text:p>A new high score</text:p>
          </table:table-cell>
          <table:table-cell office:value-type="string">
            <text:p>Player name</text:p>
            <text:p>In the high scores</text:p>
            <text:p>Is displayed as</text:p>
            <text:p>The name was </text:p>
            <text:p>Entered in the </text:p>
            <text:p>Game screen</text:p>
          </table:table-cell>
          <table:table-cell office:value-type="string">
            <text:p>as expected</text:p>
          </table:table-cell>
          <table:table-cell office:value-type="string">
            <text:p>none</text:p>
          </table:table-cell>
        </table:table-row>
        <table:table-row table:style-name="ro9">
          <table:table-cell table:style-name="ce3"/>
          <table:table-cell table:style-name="ce7"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ex </meta:initial-creator>
    <meta:creation-date>2014-04-14T10:13:36</meta:creation-date>
    <dc:date>2014-04-15T09:18:13</dc:date>
    <dc:creator>apex </dc:creator>
    <meta:editing-duration>PT3H38M36S</meta:editing-duration>
    <meta:editing-cycles>4</meta:editing-cycles>
    <meta:generator>LibreOffice/3.5$Linux_X86_64 LibreOffice_project/350m1$Build-2</meta:generator>
    <meta:document-statistic meta:table-count="3" meta:cell-count="294" meta:object-count="0"/>
  </office:meta>
</office:document-meta>
</file>